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9000000030CEA4456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8cm" fo:min-width="23.61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4c4c4c"/>
    </style:style>
    <style:style style:name="P2" style:family="paragraph">
      <style:text-properties fo:color="#4c4c4c" fo:font-family="Monodeco" style:font-pitch="variable" fo:font-size="96pt" style:font-size-asian="96pt" style:font-size-complex="96pt"/>
    </style:style>
    <style:style style:name="P3" style:family="paragraph">
      <style:paragraph-properties fo:text-align="center"/>
    </style:style>
    <style:style style:name="T1" style:family="text">
      <style:text-properties fo:color="#4c4c4c" fo:font-family="Monodeco" style:font-pitch="variable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111cm" svg:height="3.638cm" svg:x="1.189cm" svg:y="0.162cm">
          <draw:text-box>
            <text:p text:style-name="P1"><text:span text:style-name="T1">joshua deakin</text:span></text:p>
          </draw:text-box>
        </draw:frame>
        <draw:frame draw:style-name="gr2" draw:text-style-name="P3" draw:layer="layout" svg:width="7.499cm" svg:height="2.499cm" svg:x="27.2cm" svg:y="0.7cm">
          <draw:image xlink:href="Pictures/100002010000009000000030CEA4456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8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06T03:38:14.710000000</meta:creation-date>
    <dc:date>2016-01-20T20:49:15.25</dc:date>
    <meta:editing-duration>PT3H39M56S</meta:editing-duration>
    <meta:editing-cycles>7</meta:editing-cycles>
    <meta:generator>OpenOffice.org/3.4.1$Win32 OpenOffice.org_project/341m1$Build-9593</meta:generator>
    <meta:document-statistic meta:object-count="2"/>
  </office:meta>
</office:document-meta>
</file>